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Monitored</text:p>
          </table:table-cell>
          <table:table-cell table:style-name="ce1" office:value-type="string" calcext:value-type="string">
            <text:p>Overhead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ontent length</text:p>
          </table:table-cell>
          <table:table-cell office:value-type="float" office:value="697.274618821257" calcext:value-type="float">
            <text:p>697.274618821257</text:p>
          </table:table-cell>
          <table:table-cell office:value-type="float" office:value="576.278378824453" calcext:value-type="float">
            <text:p>576.278378824453</text:p>
          </table:table-cell>
          <table:table-cell table:formula="of:=100*([.B2]/[.C2]-1)" office:value-type="float" office:value="20.9961443015828" calcext:value-type="float">
            <text:p>20.9961443015828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itted body (HEAD request)</text:p>
          </table:table-cell>
          <table:table-cell office:value-type="float" office:value="705.527838839882" calcext:value-type="float">
            <text:p>705.527838839882</text:p>
          </table:table-cell>
          <table:table-cell office:value-type="float" office:value="560.493860260855" calcext:value-type="float">
            <text:p>560.493860260855</text:p>
          </table:table-cell>
          <table:table-cell table:formula="of:=100*([.B3]/[.C3]-1)" office:value-type="float" office:value="25.8761047822233" calcext:value-type="float">
            <text:p>25.8761047822233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itted body (204 response)</text:p>
          </table:table-cell>
          <table:table-cell office:value-type="float" office:value="715.829434451523" calcext:value-type="float">
            <text:p>715.829434451523</text:p>
          </table:table-cell>
          <table:table-cell office:value-type="float" office:value="425.936395508739" calcext:value-type="float">
            <text:p>425.936395508739</text:p>
          </table:table-cell>
          <table:table-cell table:formula="of:=100*([.B4]/[.C4]-1)" office:value-type="float" office:value="68.0601709549931" calcext:value-type="float">
            <text:p>68.06017095499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itted body (304 response)</text:p>
          </table:table-cell>
          <table:table-cell office:value-type="float" office:value="714.014988579223" calcext:value-type="float">
            <text:p>714.014988579223</text:p>
          </table:table-cell>
          <table:table-cell office:value-type="float" office:value="425.986632784137" calcext:value-type="float">
            <text:p>425.986632784137</text:p>
          </table:table-cell>
          <table:table-cell table:formula="of:=100*([.B5]/[.C5]-1)" office:value-type="float" office:value="67.614411727572" calcext:value-type="float">
            <text:p>67.61441172757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consumed data</text:p>
          </table:table-cell>
          <table:table-cell office:value-type="float" office:value="780.391829946764" calcext:value-type="float">
            <text:p>780.391829946764</text:p>
          </table:table-cell>
          <table:table-cell office:value-type="float" office:value="551.344698376344" calcext:value-type="float">
            <text:p>551.344698376344</text:p>
          </table:table-cell>
          <table:table-cell table:formula="of:=100*([.B6]/[.C6]-1)" office:value-type="float" office:value="41.5433633886282" calcext:value-type="float">
            <text:p>41.5433633886282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ite head</text:p>
          </table:table-cell>
          <table:table-cell office:value-type="float" office:value="707.867293226394" calcext:value-type="float">
            <text:p>707.867293226394</text:p>
          </table:table-cell>
          <table:table-cell office:value-type="float" office:value="467.357995025993" calcext:value-type="float">
            <text:p>467.357995025993</text:p>
          </table:table-cell>
          <table:table-cell table:formula="of:=100*([.B7]/[.C7]-1)" office:value-type="float" office:value="51.4614708125459" calcext:value-type="float">
            <text:p>51.46147081254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ponse end</text:p>
          </table:table-cell>
          <table:table-cell office:value-type="float" office:value="767.991158175961" calcext:value-type="float">
            <text:p>767.991158175961</text:p>
          </table:table-cell>
          <table:table-cell office:value-type="float" office:value="693.319274377845" calcext:value-type="float">
            <text:p>693.319274377845</text:p>
          </table:table-cell>
          <table:table-cell table:formula="of:=100*([.B8]/[.C8]-1)" office:value-type="float" office:value="10.7702016311495" calcext:value-type="float">
            <text:p>10.77020163114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lo world</text:p>
          </table:table-cell>
          <table:table-cell office:value-type="float" office:value="767.164437439638" calcext:value-type="float">
            <text:p>767.164437439638</text:p>
          </table:table-cell>
          <table:table-cell office:value-type="float" office:value="741.571929043016" calcext:value-type="float">
            <text:p>741.571929043016</text:p>
          </table:table-cell>
          <table:table-cell table:formula="of:=100*([.B9]/[.C9]-1)" office:value-type="float" office:value="3.45111612162134" calcext:value-type="float">
            <text:p>3.451116121621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e explorer</text:p>
          </table:table-cell>
          <table:table-cell office:value-type="float" office:value="562.874054838863" calcext:value-type="float">
            <text:p>562.874054838863</text:p>
          </table:table-cell>
          <table:table-cell office:value-type="float" office:value="440.588785905533" calcext:value-type="float">
            <text:p>440.588785905533</text:p>
          </table:table-cell>
          <table:table-cell table:formula="of:=100*([.B10]/[.C10]-1)" office:value-type="float" office:value="27.7549662735968" calcext:value-type="float">
            <text:p>27.7549662735968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4">00/00/0000</text:date>, <text:time style:data-style-name="N2" text:time-value="05:57:00.3956782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9:34:58.192353327</meta:creation-date>
    <dc:date>2018-10-24T06:00:07.907033939</dc:date>
    <dc:creator>Davide Ancona</dc:creator>
    <meta:editing-duration>PT3H39M14S</meta:editing-duration>
    <meta:editing-cycles>56</meta:editing-cycles>
    <meta:generator>LibreOffice/5.3.7.2.0$Linux_X86_64 LibreOffice_project/30$Build-2</meta:generator>
    <meta:document-statistic meta:table-count="1" meta:cell-count="43" meta:object-count="0"/>
  </office:meta>
</office:document-meta>
</file>